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ramond" svg:font-family="Garamond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Garamond" fo:font-size="16pt" fo:font-style="normal" style:text-underline-style="none" fo:font-weight="bold" style:text-blinking="false" fo:background-color="transparen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Garamond" fo:font-size="16pt" fo:font-style="normal" style:text-underline-style="none" fo:font-weight="bold" officeooo:rsid="0008e6ea" officeooo:paragraph-rsid="0008e6ea" style:text-blinking="false" fo:background-color="transparent"/>
    </style:style>
    <style:style style:name="P3" style:family="paragraph" style:parent-style-name="Standard">
      <style:text-properties officeooo:rsid="0008e6ea" officeooo:paragraph-rsid="0008e6ea"/>
    </style:style>
    <style:style style:name="P4" style:family="paragraph" style:parent-style-name="Standard">
      <style:text-properties officeooo:paragraph-rsid="0008e6ea"/>
    </style:style>
    <style:style style:name="P5" style:family="paragraph" style:parent-style-name="Standard">
      <style:text-properties officeooo:rsid="000ae540" officeooo:paragraph-rsid="000ae540"/>
    </style:style>
    <style:style style:name="T1" style:family="text">
      <style:text-properties officeooo:rsid="0008e6ea"/>
    </style:style>
    <style:style style:name="T2" style:family="text">
      <style:text-properties officeooo:rsid="000ae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e161ef5-7fff-f797-79b1-cfc763b0eb41"/>Lista de Exercícios - DCL e TCL com PostgreSQL</text:p>
      <text:p text:style-name="P1"/>
      <text:p text:style-name="P2">Aluno: Douglas Mateus Soares Cândido da Silva</text:p>
      <text:p text:style-name="P2">Matrícula: 20190020243</text:p>
      <text:p text:style-name="Standard"/>
      <text:p text:style-name="P3">7.</text:p>
      <text:p text:style-name="Standard"/>
      <text:p text:style-name="Standard">create user administrador with password 'adm'; <text:s text:c="2"/></text:p>
      <text:p text:style-name="Standard"/>
      <text:p text:style-name="Standard">grant all on database postgres to administrador;</text:p>
      <text:p text:style-name="Standard"/>
      <text:p text:style-name="Standard">SELECT usename AS role_name,</text:p>
      <text:p text:style-name="Standard"><text:s/>CASE</text:p>
      <text:p text:style-name="Standard"><text:s text:c="2"/>WHEN usesuper AND usecreatedb THEN</text:p>
      <text:p text:style-name="Standard"><text:s text:c="4"/>CAST('superuser, create database' AS pg_catalog.text)</text:p>
      <text:p text:style-name="Standard"><text:s text:c="2"/>WHEN usesuper THEN</text:p>
      <text:p text:style-name="Standard"><text:s text:c="4"/>CAST('superuser' AS pg_catalog.text)</text:p>
      <text:p text:style-name="Standard"><text:s text:c="2"/>WHEN usecreatedb THEN</text:p>
      <text:p text:style-name="Standard"><text:s text:c="4"/>CAST('create database' AS pg_catalog.text)</text:p>
      <text:p text:style-name="Standard"><text:s text:c="2"/>ELSE</text:p>
      <text:p text:style-name="Standard"><text:s text:c="4"/>CAST('' AS pg_catalog.text)</text:p>
      <text:p text:style-name="Standard"><text:s/>END role_attributes</text:p>
      <text:p text:style-name="Standard">FROM pg_catalog.pg_user</text:p>
      <text:p text:style-name="Standard">ORDER BY role_name desc;</text:p>
      <text:p text:style-name="Standard"/>
      <text:p text:style-name="P3">8.</text:p>
      <text:p text:style-name="Standard"/>
      <text:p text:style-name="Standard">create user usu;</text:p>
      <text:p text:style-name="Standard"/>
      <text:p text:style-name="Standard">grant all on database postgres to usu;</text:p>
      <text:p text:style-name="Standard"/>
      <text:p text:style-name="Standard">alter user usu with password 'usu';</text:p>
      <text:p text:style-name="Standard"/>
      <text:p text:style-name="P3">alter user usu rename to administrador2;</text:p>
      <text:p text:style-name="Standard"/>
      <text:p text:style-name="Standard">revoke all on database postgres from administrador2;</text:p>
      <text:p text:style-name="Standard"/>
      <text:p text:style-name="Standard">drop user administrador2;</text:p>
      <text:p text:style-name="Standard"/>
      <text:p text:style-name="P3">9.</text:p>
      <text:p text:style-name="P3"/>
      <text:p text:style-name="P3">create group adms with user administrador;</text:p>
      <text:p text:style-name="P3"/>
      <text:p text:style-name="P3">10.</text:p>
      <text:p text:style-name="P3"/>
      <text:p text:style-name="P3">create user douglas with password 'douglas'; <text:s/></text:p>
      <text:p text:style-name="P3"/>
      <text:p text:style-name="P4"><text:span text:style-name="T1">grant <text:s/>select, insert, update, delete on </text:span><text:span text:style-name="T2">all tables in schema public </text:span><text:span text:style-name="T1">to </text:span><text:span text:style-name="T2">d</text:span><text:span text:style-name="T1">ouglas;</text:span></text:p>
      <text:p text:style-name="Standard"/>
      <text:p text:style-name="P5">revoke delete on all tables in schema public from dougla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ramond" svg:font-family="Garamond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3:54:18.551380817</meta:creation-date>
    <dc:date>2022-05-17T14:25:12.619208867</dc:date>
    <meta:editing-duration>PT9M53S</meta:editing-duration>
    <meta:editing-cycles>1</meta:editing-cycles>
    <meta:document-statistic meta:table-count="0" meta:image-count="0" meta:object-count="0" meta:page-count="1" meta:paragraph-count="32" meta:word-count="142" meta:character-count="1010" meta:non-whitespace-character-count="868"/>
    <meta:generator>LibreOffice/6.4.7.2$Linux_X86_64 LibreOffice_project/40$Build-2</meta:generator>
  </office:meta>
</office:document-meta>
</file>